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officeooo:rsid="0008c2c1" officeooo:paragraph-rsid="000aa187"/>
    </style:style>
    <style:style style:name="P2" style:family="paragraph" style:parent-style-name="Preformatted_20_Text">
      <style:text-properties officeooo:rsid="000aa187" officeooo:paragraph-rsid="000aa187"/>
    </style:style>
    <style:style style:name="P3" style:family="paragraph" style:parent-style-name="Preformatted_20_Text">
      <style:text-properties officeooo:rsid="000c67a7" officeooo:paragraph-rsid="000c67a7"/>
    </style:style>
    <style:style style:name="P4" style:family="paragraph" style:parent-style-name="Preformatted_20_Text">
      <style:text-properties style:font-name="Helvetica Neue" officeooo:rsid="000aa187" officeooo:paragraph-rsid="000aa187"/>
    </style:style>
    <style:style style:name="P5" style:family="paragraph" style:parent-style-name="Preformatted_20_Text">
      <style:paragraph-properties fo:text-align="center" style:justify-single-word="false"/>
      <style:text-properties style:font-name="Helvetica Neue" fo:font-size="12pt" fo:font-weight="bold" officeooo:rsid="000aa187" officeooo:paragraph-rsid="000aa187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Helvetica Neue" officeooo:rsid="0016fcb9" officeooo:paragraph-rsid="000aa187"/>
    </style:style>
    <style:style style:name="P7" style:family="paragraph" style:parent-style-name="Preformatted_20_Text">
      <style:text-properties officeooo:rsid="0012ca52" officeooo:paragraph-rsid="0012ca52"/>
    </style:style>
    <style:style style:name="P8" style:family="paragraph" style:parent-style-name="Preformatted_20_Text">
      <style:text-properties officeooo:rsid="001b28a3" officeooo:paragraph-rsid="001b28a3"/>
    </style:style>
    <style:style style:name="P9" style:family="paragraph" style:parent-style-name="Preformatted_20_Text">
      <style:text-properties officeooo:rsid="001b28a3" officeooo:paragraph-rsid="001f9193"/>
    </style:style>
    <style:style style:name="T1" style:family="text">
      <style:text-properties officeooo:rsid="000aa187"/>
    </style:style>
    <style:style style:name="T2" style:family="text">
      <style:text-properties officeooo:rsid="000eefa9"/>
    </style:style>
    <style:style style:name="T3" style:family="text">
      <style:text-properties officeooo:rsid="000f2ccc"/>
    </style:style>
    <style:style style:name="T4" style:family="text">
      <style:text-properties officeooo:rsid="0012ca52"/>
    </style:style>
    <style:style style:name="T5" style:family="text">
      <style:text-properties officeooo:rsid="001b28a3"/>
    </style:style>
    <style:style style:name="T6" style:family="text">
      <style:text-properties style:font-name="Helvetica Neue" fo:font-weight="bold" officeooo:rsid="001b28a3" style:font-weight-asian="bold" style:font-weight-complex="bold"/>
    </style:style>
    <style:style style:name="T7" style:family="text">
      <style:text-properties officeooo:rsid="001f9193"/>
    </style:style>
    <style:style style:name="T8" style:family="text">
      <style:text-properties style:font-name="Helvetica Neue" officeooo:rsid="001f9193"/>
    </style:style>
    <style:style style:name="T9" style:family="text">
      <style:text-properties style:font-name="Helvetica Neue" fo:font-size="13pt" officeooo:rsid="001f9193" style:font-size-asian="13pt" style:font-size-complex="13pt"/>
    </style:style>
    <style:style style:name="T10" style:family="text">
      <style:text-properties style:font-name="Helvetica Neue" fo:font-size="13pt" fo:font-weight="bold" officeooo:rsid="001f9193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9"><text:span text:style-name="T10">Concert</text:span><text:span text:style-name="T7">:</text:span></text:p>
      <text:p text:style-name="P8"/>
      <text:p text:style-name="P8"/>
      <text:p text:style-name="P8"/>
      <text:p text:style-name="P5">Totals</text:p>
      <text:p text:style-name="P2"/>
      <text:p text:style-name="P2">&lt;&lt;totalTable, echo = FALSE, results= xml&gt;&gt;=</text:p>
      <text:p text:style-name="P2"/>
      <text:p text:style-name="P7">SubscriberTotal&lt;-Revenue$SubTotal</text:p>
      <text:p text:style-name="P7">AllTotal&lt;-Revenue$AllTotal</text:p>
      <text:p text:style-name="P2">Totals&lt;-data.frame(<text:span text:style-name="T4">SubscriberTotal</text:span>, <text:span text:style-name="T4">AllTotal</text:span>)</text:p>
      <text:p text:style-name="P2"/>
      <text:p text:style-name="P2">odfTable (</text:p>
      <text:p text:style-name="P2">Totals, </text:p>
      <text:p text:style-name="P2">horizonal = TRUE)</text:p>
      <text:p text:style-name="P2"/>
      <text:p text:style-name="P2">@</text:p>
      <text:p text:style-name="P2"/>
      <text:p text:style-name="P5">Subscribers</text:p>
      <text:p text:style-name="P6"/>
      <text:p text:style-name="P4"/>
      <text:p text:style-name="P2">&lt;&lt;subscriberTable, echo = FALSE, results = xml&gt;&gt;=</text:p>
      <text:p text:style-name="P2"/>
      <text:p text:style-name="P2">GenSubFrequency&lt;-(Revenue$GenSub/Revenue$SubTotal)</text:p>
      <text:p text:style-name="P2">FacSubFrequency&lt;-(Revenue$FacSub/Revenue$SubTotal)</text:p>
      <text:p text:style-name="P2">StuSubFrequency&lt;-(Revenue$StuSub/Revenue$SubTotal)</text:p>
      <text:p text:style-name="P2"/>
      <text:p text:style-name="P2">Subscriber.Groups&lt;-c("General Subscribers", </text:p>
      <text:p text:style-name="P2"><text:s text:c="14"/>"Facutly Subscribers", </text:p>
      <text:p text:style-name="P2"><text:s text:c="14"/>"Student Subscribers")</text:p>
      <text:p text:style-name="P2"/>
      <text:p text:style-name="P2">SubFreq&lt;-data.frame(GenSubFrequency, FacSubFrequency, StuSubFrequency)</text:p>
      <text:p text:style-name="P2">General.Subscribers&lt;-SubFreq$GenSubFrequency</text:p>
      <text:p text:style-name="P2">Faculty.Subscribers&lt;-SubFreq$FacSubFrequency</text:p>
      <text:p text:style-name="P2">Student.Subscribers&lt;-SubFreq$StuSubFrequency</text:p>
      <text:p text:style-name="P2"/>
      <text:p text:style-name="P2">Percentage&lt;-c((100 * General.Subscribers), </text:p>
      <text:p text:style-name="P2"><text:s text:c="14"/>(100 * Faculty.Subscribers), </text:p>
      <text:p text:style-name="P2"><text:s text:c="14"/>(100 * Student.Subscribers))</text:p>
      <text:p text:style-name="P2"/>
      <text:p text:style-name="P2">SubscriberTickets&lt;-data.frame(Subscriber.Groups, Percentage)</text:p>
      <text:p text:style-name="P2"/>
      <text:p text:style-name="P2">odfTable(</text:p>
      <text:p text:style-name="P2"><text:s text:c="3"/>SubscriberTickets,</text:p>
      <text:p text:style-name="P2"><text:s text:c="3"/>horizontal = TRUE)</text:p>
      <text:p text:style-name="P2">@</text:p>
      <text:p text:style-name="P2"/>
      <text:p text:style-name="P2"/>
      <text:p text:style-name="P2"/>
      <text:p text:style-name="P5">Single-Ticket Buyers</text:p>
      <text:p text:style-name="P2">&lt;&lt;generalTable, echo = FALSE, results = xml&gt;&gt;=</text:p>
      <text:p text:style-name="P2">GenFrequency&lt;-(Revenue$Gen/(Revenue$AllTotal-Revenue$SubTotal))</text:p>
      <text:p text:style-name="P2">FacFrequency&lt;-(Revenue$Fac/(Revenue$AllTotal-Revenue$SubTotal))</text:p>
      <text:p text:style-name="P2">StuFrequency&lt;-(Revenue$Stu/(Revenue$AllTotal-Revenue$SubTotal))</text:p>
      <text:p text:style-name="P1"><text:span text:style-name="T1">CompFrequency&lt;-(Revenue$Comp</text:span><text:span text:style-name="T1">/(Revenue$AllTotal-Revenue$SubTotal))</text:span></text:p>
      <text:p text:style-name="P2"><text:soft-page-break/></text:p>
      <text:p text:style-name="P2">General.Groups&lt;-c("General Single-Ticket Buyers", </text:p>
      <text:p text:style-name="P2"><text:s text:c="21"/>"Facutly Single-Ticket Buyers",</text:p>
      <text:p text:style-name="P2"><text:s text:c="21"/>"Student Single-Ticket Buyers",</text:p>
      <text:p text:style-name="P2"><text:s text:c="21"/>"Comps")</text:p>
      <text:p text:style-name="P2"/>
      <text:p text:style-name="P2">GenFreq&lt;-data.frame(GenFrequency, FacFrequency, StuFrequency, CompFrequency)</text:p>
      <text:p text:style-name="P2">General&lt;-GenFreq$GenFrequency</text:p>
      <text:p text:style-name="P2">Faculty&lt;-GenFreq$FacFrequency</text:p>
      <text:p text:style-name="P2">Student&lt;-GenFreq$StuFrequency</text:p>
      <text:p text:style-name="P2">Comps&lt;-GenFreq$CompFrequency</text:p>
      <text:p text:style-name="P2"/>
      <text:p text:style-name="P2">Percent<text:span text:style-name="T4">age</text:span>&lt;-c((100 * General), </text:p>
      <text:p text:style-name="P2"><text:s text:c="14"/>(100 * Faculty), </text:p>
      <text:p text:style-name="P2"><text:s text:c="14"/>(100 * Student),</text:p>
      <text:p text:style-name="P1"><text:span text:style-name="T1"><text:s text:c="11"/>(100 * Comp</text:span><text:span text:style-name="T2">s</text:span><text:span text:style-name="T1">))</text:span></text:p>
      <text:p text:style-name="P2"/>
      <text:p text:style-name="P2">GenTickets&lt;-data.frame(General.Groups, Percent<text:span text:style-name="T4">age</text:span>)</text:p>
      <text:p text:style-name="P2"/>
      <text:p text:style-name="P2">odfTable(</text:p>
      <text:p text:style-name="P1"><text:span text:style-name="T1">GenTickets, </text:span><text:span text:style-name="T3">horizontal = TRUE</text:span><text:span text:style-name="T1">)</text:span></text:p>
      <text:p text:style-name="P2"/>
      <text:p text:style-name="P2">@</text:p>
      <text:p text:style-name="P2"/>
      <text:p text:style-name="P2"/>
      <text:p text:style-name="P2"/>
      <text:p text:style-name="P5">All Ticket Sales</text:p>
      <text:p text:style-name="P2">&lt;&lt;allTable, echo = FALSE, results = xml&gt;&gt;=</text:p>
      <text:p text:style-name="P2"/>
      <text:p text:style-name="P2">GenFrequency&lt;-(Revenue$Gen/Revenue$AllTotal)</text:p>
      <text:p text:style-name="P2"><text:s text:c="2"/>FacFrequency&lt;-(Revenue$Fac/Revenue$AllTotal)</text:p>
      <text:p text:style-name="P2"><text:s text:c="2"/>StuFrequency&lt;-(Revenue$Stu/Revenue$AllTotal)</text:p>
      <text:p text:style-name="P1"><text:span text:style-name="T1"><text:s text:c="2"/>CompFrequency&lt;-(Revenue$Comp</text:span><text:span text:style-name="T1">/Revenue$AllTotal)</text:span></text:p>
      <text:p text:style-name="P2"><text:s text:c="2"/>GenSubFrequency&lt;-(Revenue$GenSub/Revenue$AllTotal)</text:p>
      <text:p text:style-name="P2"><text:s text:c="2"/>FacSubFrequency&lt;-(Revenue$FacSub/Revenue$AllTotal)</text:p>
      <text:p text:style-name="P2"><text:s text:c="2"/>StuSubFrequency&lt;-(Revenue$StuSub/Revenue$AllTotal)</text:p>
      <text:p text:style-name="P2"><text:s text:c="2"/></text:p>
      <text:p text:style-name="P2"><text:s text:c="2"/>All.Groups&lt;-c("General Single-Ticket Buyers", </text:p>
      <text:p text:style-name="P2"><text:s text:c="16"/>"Facutly Single-Ticket Buyers",</text:p>
      <text:p text:style-name="P2"><text:s text:c="16"/>"Student Single-Ticket Buyers",</text:p>
      <text:p text:style-name="P2"><text:s text:c="16"/>"Comps",</text:p>
      <text:p text:style-name="P2"><text:s text:c="16"/>"General Subscribers", </text:p>
      <text:p text:style-name="P2"><text:s text:c="16"/>"Facutly Subscribers", </text:p>
      <text:p text:style-name="P2"><text:s text:c="16"/>"Student Subscribers")</text:p>
      <text:p text:style-name="P2"><text:s text:c="2"/></text:p>
      <text:p text:style-name="P2"><text:s text:c="2"/>AllFreq&lt;-data.frame(GenFrequency, </text:p>
      <text:p text:style-name="P2"><text:s text:c="22"/>FacFrequency, </text:p>
      <text:p text:style-name="P2"><text:s text:c="22"/>StuFrequency, </text:p>
      <text:p text:style-name="P2"><text:s text:c="22"/>CompFrequency,</text:p>
      <text:p text:style-name="P2"><text:s text:c="22"/>GenSubFrequency, </text:p>
      <text:p text:style-name="P2"><text:s text:c="22"/>FacSubFrequency,</text:p>
      <text:p text:style-name="P2"><text:s text:c="22"/>StuSubFrequency)</text:p>
      <text:p text:style-name="P2"><text:s text:c="2"/></text:p>
      <text:p text:style-name="P2"><text:s text:c="2"/>GeneralSingleTickets&lt;-AllFreq$GenFrequency</text:p>
      <text:p text:style-name="P2"><text:s text:c="2"/>FacultySingleTickets&lt;-AllFreq$FacFrequency</text:p>
      <text:p text:style-name="P2"><text:s text:c="2"/>StudentSingleTickets&lt;-AllFreq$StuFrequency</text:p>
      <text:p text:style-name="P2"><text:s text:c="2"/>GeneralSubscribers&lt;-AllFreq$GenSubFrequency</text:p>
      <text:p text:style-name="P2"><text:s text:c="2"/>FacultySubscribers&lt;-AllFreq$FacSubFrequency</text:p>
      <text:p text:style-name="P2"><text:s text:c="2"/>StudentSubscribers&lt;-AllFreq$StuSubFrequency</text:p>
      <text:p text:style-name="P2"><text:soft-page-break/><text:s text:c="2"/>Comps&lt;-AllFreq$CompFrequency</text:p>
      <text:p text:style-name="P2"><text:s text:c="2"/></text:p>
      <text:p text:style-name="P2"><text:s text:c="2"/>P<text:span text:style-name="T4">ercentage</text:span>&lt;-c((100 * GeneralSingleTickets), </text:p>
      <text:p text:style-name="P2"><text:s text:c="13"/>(100 * FacultySingleTickets), </text:p>
      <text:p text:style-name="P2"><text:s text:c="13"/>(100 * StudentSingleTickets),</text:p>
      <text:p text:style-name="P2"><text:s text:c="13"/>(100 * GeneralSubscribers),</text:p>
      <text:p text:style-name="P2"><text:s text:c="9"/>(100 * FacultySubscribers),</text:p>
      <text:p text:style-name="P2"><text:s text:c="9"/>(100 * StudentSubscribers),</text:p>
      <text:p text:style-name="P2"><text:s text:c="9"/>(100 * Comps))</text:p>
      <text:p text:style-name="P2"><text:s text:c="9"/></text:p>
      <text:p text:style-name="P2"><text:s text:c="2"/></text:p>
      <text:p text:style-name="P2"><text:s text:c="2"/>AllTickets&lt;-data.frame(All.Groups, P<text:span text:style-name="T4">ercentage</text:span>)</text:p>
      <text:p text:style-name="P2"><text:s text:c="2"/></text:p>
      <text:p text:style-name="P1"><text:span text:style-name="T1"><text:s text:c="2"/>odfTable(AllTickets, </text:span><text:span text:style-name="T3">horizonal = TRUE</text:span><text:span text:style-name="T1">)</text:span></text:p>
      <text:p text:style-name="P3">@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e29a214-2bbed72-0621de6-a97528c-8f066d</meta:generator>
    <dc:date>2012-11-30T15:11:56</dc:date>
    <meta:editing-duration>PT39M1S</meta:editing-duration>
    <meta:editing-cycles>19</meta:editing-cycles>
    <meta:document-statistic meta:table-count="0" meta:image-count="0" meta:object-count="0" meta:page-count="3" meta:paragraph-count="100" meta:word-count="185" meta:character-count="3479" meta:non-whitespace-character-count="2855"/>
  </office:meta>
</office:document-meta>
</file>